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2e5" officeooo:paragraph-rsid="001d22e5"/>
    </style:style>
    <style:style style:name="P2" style:family="paragraph" style:parent-style-name="Standard" style:list-style-name="L2">
      <style:paragraph-properties fo:line-height="150%" fo:text-align="justify" style:justify-single-word="false"/>
      <style:text-properties officeooo:rsid="001d22e5" officeooo:paragraph-rsid="001d22e5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officeooo:rsid="001d22e5" officeooo:paragraph-rsid="0022d073"/>
    </style:style>
    <style:style style:name="P4" style:family="paragraph" style:parent-style-name="Standard">
      <style:text-properties officeooo:rsid="001d22e5" officeooo:paragraph-rsid="0022d073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officeooo:paragraph-rsid="001d22e5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officeooo:paragraph-rsid="0022d073"/>
    </style:style>
    <style:style style:name="P7" style:family="paragraph" style:parent-style-name="Standard">
      <style:paragraph-properties fo:margin-left="0.741cm" fo:margin-right="0cm" fo:line-height="150%" fo:text-align="justify" style:justify-single-word="false" fo:text-indent="-0.741cm" style:auto-text-indent="false"/>
      <style:text-properties officeooo:rsid="001d22e5" officeooo:paragraph-rsid="001d22e5"/>
    </style:style>
    <style:style style:name="P8" style:family="paragraph" style:parent-style-name="Standard">
      <style:paragraph-properties fo:margin-left="0.741cm" fo:margin-right="0cm" fo:line-height="150%" fo:text-align="justify" style:justify-single-word="false" fo:text-indent="-0.741cm" style:auto-text-indent="false"/>
      <style:text-properties officeooo:rsid="001d22e5" officeooo:paragraph-rsid="0022d073"/>
    </style:style>
    <style:style style:name="P9" style:family="paragraph" style:parent-style-name="Standard">
      <style:paragraph-properties fo:margin-left="0.741cm" fo:margin-right="0cm" fo:line-height="150%" fo:text-align="justify" style:justify-single-word="false" fo:text-indent="-0.741cm" style:auto-text-indent="false"/>
      <style:text-properties officeooo:rsid="0020420c" officeooo:paragraph-rsid="0020420c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officeooo:rsid="0020420c" officeooo:paragraph-rsid="0020420c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officeooo:rsid="0020420c" officeooo:paragraph-rsid="0022d073"/>
    </style:style>
    <style:style style:name="P12" style:family="paragraph" style:parent-style-name="Standard">
      <style:paragraph-properties fo:break-before="page"/>
      <style:text-properties officeooo:rsid="001d22e5" officeooo:paragraph-rsid="0022d073"/>
    </style:style>
    <style:style style:name="T1" style:family="text">
      <style:text-properties officeooo:rsid="001d22e5"/>
    </style:style>
    <style:style style:name="T2" style:family="text">
      <style:text-properties officeooo:rsid="00210b33"/>
    </style:style>
    <style:style style:name="T3" style:family="text">
      <style:text-properties officeooo:rsid="0022d0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m dia <text:span text:style-name="T1">César</text:span>!</text:p>
      <text:p text:style-name="Standard"/>
      <text:p text:style-name="Standard">Sou Rodrigo <text:span text:style-name="T1">Veríssimo</text:span>, o <text:span text:style-name="T1">estagiário</text:span> sendo orientado pelo prof. Jivago. Fiquei <text:span text:style-name="T1">responsável</text:span> por fazer alterações na parte de autenticação do Wifi IC_<text:span text:style-name="T1">Acadêmico.</text:span></text:p>
      <text:p text:style-name="Standard"/>
      <text:p text:style-name="Standard">Estou precisando de sua ajuda em algumas questões. <text:span text:style-name="T1">Queríamos</text:span> instalar <text:span text:style-name="T1">o protocolo HTTPS no servidor de autenticação</text:span>. Você sabe se é <text:span text:style-name="T1">possível</text:span> no <text:span text:style-name="T1">domínio</text:span> do IC? Está liberado o DNS? <text:span text:style-name="T3">Para <text:s/>instalar o protocolo provavelmente vai precisar de acesso SSH, eu teria este acesso? </text:span></text:p>
      <text:p text:style-name="Standard"/>
      <text:p text:style-name="Standard">Desde já agradeço</text:p>
      <text:p text:style-name="Standard"/>
      <text:p text:style-name="Standard">atenciosamente,</text:p>
      <text:p text:style-name="Standard"/>
      <text:p text:style-name="Standard">Rodrigo <text:span text:style-name="T1">Veríssimo</text:span></text:p>
      <text:p text:style-name="Standard"/>
      <text:p text:style-name="Standard"/>
      <text:p text:style-name="P1">Bom Tarde prof. Cláudia</text:p>
      <text:p text:style-name="P1"/>
      <text:p text:style-name="P1">Sou Rodrigo Veríssimo, o estagiário sendo orientado pelo prof. Jivago. Fiquei responsável por fazer alterações na parte de autenticação do Wifi IC_Acadêmico.</text:p>
      <text:p text:style-name="P1"/>
      <text:p text:style-name="P1">Estou precisando de sua ajuda para validar os requisitos e protótipos da primeira versão do sistema. Do que foi trabalhado por enquanto chegamos nos seguistes requisitos:</text:p>
      <text:p text:style-name="P1"/>
      <text:list xml:id="list552002555" text:style-name="L2">
        <text:list-item>
          <text:p text:style-name="P5">A <text:span text:style-name="T1">área</text:span> de login deve ficar destacada com <text:span text:style-name="T1">fácil</text:span> acesso logo ao abrir a pagina</text:p>
        </text:list-item>
        <text:list-item>
          <text:p text:style-name="P2">A logo do IC deve estar visível</text:p>
        </text:list-item>
        <text:list-item>
          <text:p text:style-name="P5">Possuir uma <text:span text:style-name="T1">área</text:span> reservada para noticias do IC</text:p>
        </text:list-item>
        <text:list-item>
          <text:p text:style-name="P2">As notícias e o mural terão os campos de Título, Imagem de destaque e Corpo </text:p>
        </text:list-item>
        <text:list-item>
          <text:p text:style-name="P5">Possuir uma <text:span text:style-name="T1">área</text:span> de mural publico</text:p>
        </text:list-item>
        <text:list-item>
          <text:p text:style-name="P2">O corpo da Noticia/Mural terá suporte a conteúdo em HTML</text:p>
        </text:list-item>
        <text:list-item>
          <text:p text:style-name="P5">Qualquer pessoa pode inserir no mural</text:p>
        </text:list-item>
        <text:list-item>
          <text:p text:style-name="P2">A tela terá a versão para mobile e desktop</text:p>
        </text:list-item>
      </text:list>
      <text:p text:style-name="P7"/>
      <text:p text:style-name="P10">Com estes requisitos foi feito Wireframes (Protótipo para o esqueleto da página) que estão em anexo. Na imagem 1 podemos ver do lado direito a parte de login <text:span text:style-name="T2">e no lado esquerdo temos as notícias e o mural. Na imagem 2 ilustra uma notícia quando aberta.</text:span></text:p>
      <text:p text:style-name="P9"><text:line-break/></text:p>
      <text:p text:style-name="P12">Do que foi trabalhado por enquanto chegamos nos seguistes requisitos:</text:p>
      <text:p text:style-name="P4"/>
      <text:list xml:id="list160217935299066" text:continue-numbering="true" text:style-name="L2">
        <text:list-item>
          <text:p text:style-name="P6">A <text:span text:style-name="T1">área</text:span> de login deve ficar destacada com <text:span text:style-name="T1">fácil</text:span> acesso logo ao abrir a pagina</text:p>
        </text:list-item>
        <text:list-item>
          <text:p text:style-name="P3">A logo do IC deve estar visível</text:p>
        </text:list-item>
        <text:list-item>
          <text:p text:style-name="P6">Possuir uma <text:span text:style-name="T1">área</text:span> reservada para noticias do IC</text:p>
        </text:list-item>
        <text:list-item>
          <text:p text:style-name="P3">As notícias e o mural terão os campos de Título, Imagem de destaque e Corpo </text:p>
        </text:list-item>
        <text:list-item>
          <text:p text:style-name="P6">Possuir uma <text:span text:style-name="T1">área</text:span> de mural publico</text:p>
        </text:list-item>
        <text:list-item>
          <text:p text:style-name="P3">O corpo da Noticia/Mural terá suporte a conteúdo em HTML</text:p>
        </text:list-item>
        <text:list-item>
          <text:p text:style-name="P6">Qualquer pessoa pode inserir no mural</text:p>
        </text:list-item>
        <text:list-item>
          <text:p text:style-name="P3">A tela terá a versão para mobile e desktop</text:p>
        </text:list-item>
      </text:list>
      <text:p text:style-name="P8"/>
      <text:p text:style-name="P11">Com estes requisitos foi feito Wireframes (Protótipo para o esqueleto da página). Na imagem 1 podemos ver do lado direito a parte de login <text:span text:style-name="T2">e no lado esquerdo temos as notícias e o mural. Na imagem 2 ilustra uma notícia quando aber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05:10.608705764</meta:creation-date>
    <dc:date>2019-01-25T16:02:17.555622677</dc:date>
    <meta:editing-duration>PT25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393" meta:character-count="2206" meta:non-whitespace-character-count="1852"/>
  </office:meta>
</office:document-meta>
</file>